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193.8pt"/>
    </style:style>
    <style:style style:name="co3" style:family="table-column">
      <style:table-column-properties fo:break-before="auto" style:column-width="209.06pt"/>
    </style:style>
    <style:style style:name="co4" style:family="table-column">
      <style:table-column-properties fo:break-before="auto" style:column-width="203.5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How Long have you been playing airsoft?</text:p>
          </table:table-cell>
          <table:table-cell table:style-name="ce5" office:value-type="string" calcext:value-type="string">
            <text:p>How Old are you?</text:p>
          </table:table-cell>
          <table:table-cell table:style-name="ce5" office:value-type="string" calcext:value-type="string">
            <text:p>How often do you bring your phone with you while airsofting</text:p>
          </table:table-cell>
          <table:table-cell table:style-name="ce5" office:value-type="string" calcext:value-type="string">
            <text:p>If you don't bring your phone with you, why?</text:p>
          </table:table-cell>
          <table:table-cell table:style-name="ce5" office:value-type="string" calcext:value-type="string">
            <text:p>Do you use any apps for airsoft, such as Ares Alpha, or any other apps</text:p>
          </table:table-cell>
          <table:table-cell table:style-name="ce5" office:value-type="string" calcext:value-type="string">
            <text:p>If you do, what issues do you have with them, if any?</text:p>
          </table:table-cell>
          <table:table-cell table:style-name="ce5" office:value-type="string" calcext:value-type="string">
            <text:p>If there was a dedicated airsoft app made, for game tracking etc. What features would you like to see.</text:p>
          </table:table-cell>
          <table:table-cell table:style-name="ce9" office:value-type="string" calcext:value-type="string">
            <text:p>Any other feed back or 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5-02-01T16:17:32.013" calcext:value-type="date">
            <text:p>2/1/2025 16:17:32</text:p>
          </table:table-cell>
          <table:table-cell table:style-name="ce6" office:value-type="string" calcext:value-type="string">
            <text:p>6 year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 case of losing it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A map of the si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date" office:date-value="2025-02-01T16:21:47.494" calcext:value-type="date">
            <text:p>2/1/2025 16:21:47</text:p>
          </table:table-cell>
          <table:table-cell table:style-name="ce7" office:value-type="string" calcext:value-type="string">
            <text:p>8 years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ost apps available are pretty bad....</text:p>
          </table:table-cell>
          <table:table-cell table:style-name="ce7" office:value-type="string" calcext:value-type="string">
            <text:p>Real time - team mate location</text:p>
          </table:table-cell>
          <table:table-cell table:style-name="ce11" office:value-type="string" calcext:value-type="string">
            <text:p>Great idea to have customisable game and site layout maps showing spawn points and objectives or site features eg nest / courtyard etc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5-02-01T16:22:29.62" calcext:value-type="date">
            <text:p>2/1/2025 16:22:30</text:p>
          </table:table-cell>
          <table:table-cell table:style-name="ce6" office:value-type="string" calcext:value-type="string">
            <text:p>~13 year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Real-time player sign in numbers (useful for winter when one may wake up on a harsh-weather morning and be unsure if there are enough players signed in and present to play. 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date" office:date-value="2025-02-01T16:41:05.303" calcext:value-type="date">
            <text:p>2/1/2025 16:41:05</text:p>
          </table:table-cell>
          <table:table-cell table:style-name="ce7" office:value-type="string" calcext:value-type="string">
            <text:p>25 yrars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ase I lose it or takes a direct hi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Real time updates 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date" office:date-value="2025-02-01T17:32:56.066" calcext:value-type="date">
            <text:p>2/1/2025 17:32:56</text:p>
          </table:table-cell>
          <table:table-cell table:style-name="ce6" office:value-type="string" calcext:value-type="string">
            <text:p>14 years 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n’t want to contactable while playing.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comradely </text:p>
          </table:table-cell>
          <table:table-cell table:style-name="ce10" office:value-type="string" calcext:value-type="string">
            <text:p>long live airsoft 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25-02-02T10:05:39.938" calcext:value-type="date">
            <text:p>2/2/2025 10:05:40</text:p>
          </table:table-cell>
          <table:table-cell table:style-name="ce8" office:value-type="string" calcext:value-type="string">
            <text:p>10 years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Topics on advanced gaming fields, terrain etc. Points system in a league table.</text:p>
          </table:table-cell>
          <table:table-cell table:style-name="ce12"/>
          <table:table-cell table:number-columns-repeated="101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I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" meta:object-count="0"/>
    <meta:generator>LibreOfficeDev/6.0.5.2$Linux_X86_64 LibreOffice_project/</meta:generator>
  </office:meta>
</office:document-meta>
</file>